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1cm" draw:marker-end-width="0.051cm" draw:fill="solid" draw:fill-color="#dddddd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2" style:family="graphic" style:parent-style-name="objectwithoutfill">
      <style:graphic-properties svg:stroke-width="0cm" svg:stroke-color="#000000" draw:marker-start-width="0.051cm" draw:marker-end-width="0.051cm" draw:fill="none" draw:textarea-vertical-align="middle" fo:padding-top="0.125cm" fo:padding-bottom="0.125cm" fo:padding-left="0.25cm" fo:padding-right="0.25cm" draw:shadow="hidden"/>
    </style:style>
    <style:style style:name="gr3" style:family="graphic" style:parent-style-name="Unboxed_20_Text">
      <style:graphic-properties draw:auto-grow-width="true" fo:min-height="0.399cm" fo:min-width="0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marker-start="Circle" draw:marker-start-width="0.152cm" draw:textarea-vertical-align="middle" draw:shadow="hidden" draw:shadow-offset-x="0.203cm" draw:shadow-offset-y="0.203cm"/>
    </style:style>
    <style:style style:name="gr39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Boxed_20_Text">
      <style:graphic-properties draw:auto-grow-width="true" fo:min-height="0cm" fo:min-width="0cm"/>
    </style:style>
    <style:style style:name="gr42" style:family="graphic" style:parent-style-name="objectwithoutfill">
      <style:graphic-properties draw:marker-end="Arrow" draw:fill="none" draw:textarea-vertical-align="middle"/>
    </style:style>
    <style:style style:name="gr43" style:family="graphic" style:parent-style-name="Unboxed_20_Text">
      <style:graphic-properties draw:auto-grow-width="true" fo:min-height="0cm" fo:min-width="0cm"/>
    </style:style>
    <style:style style:name="gr44" style:family="graphic" style:parent-style-name="Unboxed_20_Text">
      <style:graphic-properties draw:auto-grow-width="true" fo:min-height="0.2cm" fo:min-width="0cm"/>
    </style:style>
    <style:style style:name="gr45" style:family="graphic" style:parent-style-name="Small_20_Unboxed_20_Text">
      <style:graphic-properties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0.762cm" draw:transform="rotate (1.5707963267949) translate (8.763cm 11.303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2" draw:text-style-name="P1" draw:layer="layout" svg:x1="10.542cm" svg:y1="4.317cm" svg:x2="11.047cm" svg:y2="4.317cm">
              <text:p/>
            </draw:line>
            <draw:line draw:style-name="gr2" draw:text-style-name="P1" draw:layer="layout" svg:x1="10.846cm" svg:y1="4.126cm" svg:x2="11.047cm" svg:y2="4.317cm">
              <text:p/>
            </draw:line>
            <draw:line draw:style-name="gr2" draw:text-style-name="P1" draw:layer="layout" svg:x1="10.846cm" svg:y1="4.508cm" svg:x2="11.047cm" svg:y2="4.317cm">
              <text:p/>
            </draw:line>
          </draw:g>
          <draw:g>
            <draw:line draw:style-name="gr2" draw:text-style-name="P1" draw:layer="layout" svg:x1="11.204cm" svg:y1="4.317cm" svg:x2="11.558cm" svg:y2="4.317cm">
              <text:p/>
            </draw:line>
            <draw:line draw:style-name="gr2" draw:text-style-name="P1" draw:layer="layout" svg:x1="11.003cm" svg:y1="4.126cm" svg:x2="11.204cm" svg:y2="4.317cm">
              <text:p/>
            </draw:line>
            <draw:line draw:style-name="gr2" draw:text-style-name="P1" draw:layer="layout" svg:x1="11.003cm" svg:y1="4.508cm" svg:x2="11.204cm" svg:y2="4.317cm">
              <text:p/>
            </draw:line>
          </draw:g>
        </draw:g>
        <draw:frame draw:style-name="gr3" draw:layer="layout" svg:width="1.459cm" svg:height="0.399cm" svg:x="11.702cm" svg:y="4.037cm">
          <draw:text-box>
            <text:p>Starter</text:p>
          </draw:text-box>
        </draw:frame>
        <draw:frame draw:style-name="gr4" draw:layer="layout" svg:width="0.552cm" svg:height="1.245cm" svg:x="24.837cm" svg:y="16.404cm">
          <draw:text-box>
            <text:p/>
          </draw:text-box>
        </draw:frame>
        <draw:g>
          <draw:g>
            <draw:path draw:style-name="gr5" draw:text-style-name="P2" draw:layer="layout" svg:width="0.361cm" svg:height="0.125cm" svg:x="9.671cm" svg:y="4.191cm" svg:viewBox="0 0 362 126" svg:d="M0 126c182-284 362 0 362 0">
              <text:p/>
            </draw:path>
            <draw:path draw:style-name="gr6" draw:text-style-name="P2" draw:layer="layout" svg:width="0.361cm" svg:height="0.125cm" svg:x="10.035cm" svg:y="4.319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4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4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7.62cm" svg:height="0.762cm" draw:transform="rotate (1.5707963267949) translate (8.763cm 20.32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424cm" svg:height="0.399cm" svg:x="11.702cm" svg:y="4.972cm">
          <draw:text-box>
            <text:p>Landing Light</text:p>
          </draw:text-box>
        </draw:frame>
        <draw:frame draw:style-name="gr3" draw:layer="layout" svg:width="1.852cm" svg:height="0.399cm" svg:x="11.702cm" svg:y="5.907cm">
          <draw:text-box>
            <text:p>Taxi Light</text:p>
          </draw:text-box>
        </draw:frame>
        <draw:frame draw:style-name="gr3" draw:layer="layout" svg:width="2.83cm" svg:height="0.399cm" svg:x="11.702cm" svg:y="7.777cm">
          <draw:text-box>
            <text:p>Autopilot Servos</text:p>
          </draw:text-box>
        </draw:frame>
        <draw:frame draw:style-name="gr3" draw:layer="layout" svg:width="2.585cm" svg:height="0.399cm" svg:x="11.702cm" svg:y="8.712cm">
          <draw:text-box>
            <text:p>Position Lights</text:p>
          </draw:text-box>
        </draw:frame>
        <draw:frame draw:style-name="gr3" draw:layer="layout" svg:width="1.137cm" svg:height="0.399cm" svg:x="11.702cm" svg:y="9.647cm">
          <draw:text-box>
            <text:p>TBD</text:p>
          </draw:text-box>
        </draw:frame>
        <draw:frame draw:style-name="gr3" draw:layer="layout" svg:width="1.137cm" svg:height="0.399cm" svg:x="11.702cm" svg:y="10.582cm">
          <draw:text-box>
            <text:p>TBD</text:p>
          </draw:text-box>
        </draw:frame>
        <draw:frame draw:style-name="gr3" draw:layer="layout" svg:width="1.209cm" svg:height="0.399cm" svg:x="11.701cm" svg:y="13.244cm">
          <draw:text-box>
            <text:p>EFIS</text:p>
          </draw:text-box>
        </draw:frame>
        <draw:frame draw:style-name="gr3" draw:layer="layout" svg:width="2.555cm" svg:height="0.399cm" svg:x="11.702cm" svg:y="14.004cm">
          <draw:text-box>
            <text:p>Magnetometer</text:p>
          </draw:text-box>
        </draw:frame>
        <draw:frame draw:style-name="gr3" draw:layer="layout" svg:width="1.383cm" svg:height="0.399cm" svg:x="11.701cm" svg:y="14.763cm">
          <draw:text-box>
            <text:p>AHRS</text:p>
          </draw:text-box>
        </draw:frame>
        <draw:frame draw:style-name="gr3" draw:layer="layout" svg:width="2.623cm" svg:height="0.399cm" svg:x="11.702cm" svg:y="15.523cm">
          <draw:text-box>
            <text:p>Comm Radio 1</text:p>
          </draw:text-box>
        </draw:frame>
        <draw:frame draw:style-name="gr3" draw:layer="layout" svg:width="2.301cm" svg:height="0.399cm" svg:x="11.701cm" svg:y="16.283cm">
          <draw:text-box>
            <text:p>Transponder</text:p>
          </draw:text-box>
        </draw:frame>
        <draw:frame draw:style-name="gr3" draw:layer="layout" svg:width="2.263cm" svg:height="0.399cm" svg:x="11.702cm" svg:y="17.043cm">
          <draw:text-box>
            <text:p>Panel Lights</text:p>
          </draw:text-box>
        </draw:frame>
        <draw:frame draw:style-name="gr3" draw:layer="layout" svg:width="1.137cm" svg:height="0.399cm" svg:x="11.702cm" svg:y="17.802cm">
          <draw:text-box>
            <text:p>TBD</text:p>
          </draw:text-box>
        </draw:frame>
        <draw:frame draw:style-name="gr3" draw:layer="layout" svg:width="1.137cm" svg:height="0.399cm" svg:x="11.702cm" svg:y="18.562cm">
          <draw:text-box>
            <text:p>TBD</text:p>
          </draw:text-box>
        </draw:frame>
        <draw:g>
          <draw:g>
            <draw:line draw:style-name="gr2" draw:text-style-name="P1" draw:layer="layout" svg:x1="10.542cm" svg:y1="5.25cm" svg:x2="11.047cm" svg:y2="5.25cm">
              <text:p/>
            </draw:line>
            <draw:line draw:style-name="gr2" draw:text-style-name="P1" draw:layer="layout" svg:x1="10.846cm" svg:y1="5.059cm" svg:x2="11.047cm" svg:y2="5.25cm">
              <text:p/>
            </draw:line>
            <draw:line draw:style-name="gr2" draw:text-style-name="P1" draw:layer="layout" svg:x1="10.846cm" svg:y1="5.441cm" svg:x2="11.047cm" svg:y2="5.25cm">
              <text:p/>
            </draw:line>
          </draw:g>
          <draw:g>
            <draw:line draw:style-name="gr2" draw:text-style-name="P1" draw:layer="layout" svg:x1="11.204cm" svg:y1="5.25cm" svg:x2="11.558cm" svg:y2="5.25cm">
              <text:p/>
            </draw:line>
            <draw:line draw:style-name="gr2" draw:text-style-name="P1" draw:layer="layout" svg:x1="11.003cm" svg:y1="5.059cm" svg:x2="11.204cm" svg:y2="5.25cm">
              <text:p/>
            </draw:line>
            <draw:line draw:style-name="gr2" draw:text-style-name="P1" draw:layer="layout" svg:x1="11.003cm" svg:y1="5.441cm" svg:x2="11.204cm" svg:y2="5.25cm">
              <text:p/>
            </draw:line>
          </draw:g>
        </draw:g>
        <draw:g>
          <draw:g>
            <draw:path draw:style-name="gr8" draw:text-style-name="P2" draw:layer="layout" svg:width="0.361cm" svg:height="0.125cm" svg:x="9.671cm" svg:y="5.124cm" svg:viewBox="0 0 362 126" svg:d="M0 126c182-284 362 0 362 0">
              <text:p/>
            </draw:path>
            <draw:path draw:style-name="gr9" draw:text-style-name="P2" draw:layer="layout" svg:width="0.361cm" svg:height="0.125cm" svg:x="10.035cm" svg:y="5.252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6.184cm" svg:x2="11.047cm" svg:y2="6.184cm">
              <text:p/>
            </draw:line>
            <draw:line draw:style-name="gr2" draw:text-style-name="P1" draw:layer="layout" svg:x1="10.846cm" svg:y1="5.993cm" svg:x2="11.047cm" svg:y2="6.184cm">
              <text:p/>
            </draw:line>
            <draw:line draw:style-name="gr2" draw:text-style-name="P1" draw:layer="layout" svg:x1="10.846cm" svg:y1="6.375cm" svg:x2="11.047cm" svg:y2="6.184cm">
              <text:p/>
            </draw:line>
          </draw:g>
          <draw:g>
            <draw:line draw:style-name="gr2" draw:text-style-name="P1" draw:layer="layout" svg:x1="11.204cm" svg:y1="6.184cm" svg:x2="11.558cm" svg:y2="6.184cm">
              <text:p/>
            </draw:line>
            <draw:line draw:style-name="gr2" draw:text-style-name="P1" draw:layer="layout" svg:x1="11.003cm" svg:y1="5.993cm" svg:x2="11.204cm" svg:y2="6.184cm">
              <text:p/>
            </draw:line>
            <draw:line draw:style-name="gr2" draw:text-style-name="P1" draw:layer="layout" svg:x1="11.003cm" svg:y1="6.375cm" svg:x2="11.204cm" svg:y2="6.184cm">
              <text:p/>
            </draw:line>
          </draw:g>
        </draw:g>
        <draw:g>
          <draw:g>
            <draw:path draw:style-name="gr10" draw:text-style-name="P2" draw:layer="layout" svg:width="0.361cm" svg:height="0.125cm" svg:x="9.671cm" svg:y="6.058cm" svg:viewBox="0 0 362 126" svg:d="M0 126c182-284 362 0 362 0">
              <text:p/>
            </draw:path>
            <draw:path draw:style-name="gr11" draw:text-style-name="P2" draw:layer="layout" svg:width="0.361cm" svg:height="0.125cm" svg:x="10.035cm" svg:y="6.186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6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6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1cm" svg:y1="7.117cm" svg:x2="11.046cm" svg:y2="7.117cm">
              <text:p/>
            </draw:line>
            <draw:line draw:style-name="gr2" draw:text-style-name="P1" draw:layer="layout" svg:x1="10.845cm" svg:y1="6.926cm" svg:x2="11.046cm" svg:y2="7.117cm">
              <text:p/>
            </draw:line>
            <draw:line draw:style-name="gr2" draw:text-style-name="P1" draw:layer="layout" svg:x1="10.845cm" svg:y1="7.308cm" svg:x2="11.046cm" svg:y2="7.117cm">
              <text:p/>
            </draw:line>
          </draw:g>
          <draw:g>
            <draw:line draw:style-name="gr2" draw:text-style-name="P1" draw:layer="layout" svg:x1="11.203cm" svg:y1="7.117cm" svg:x2="11.557cm" svg:y2="7.117cm">
              <text:p/>
            </draw:line>
            <draw:line draw:style-name="gr2" draw:text-style-name="P1" draw:layer="layout" svg:x1="11.002cm" svg:y1="6.926cm" svg:x2="11.203cm" svg:y2="7.117cm">
              <text:p/>
            </draw:line>
            <draw:line draw:style-name="gr2" draw:text-style-name="P1" draw:layer="layout" svg:x1="11.002cm" svg:y1="7.308cm" svg:x2="11.203cm" svg:y2="7.117cm">
              <text:p/>
            </draw:line>
          </draw:g>
        </draw:g>
        <draw:g>
          <draw:g>
            <draw:path draw:style-name="gr12" draw:text-style-name="P2" draw:layer="layout" svg:width="0.361cm" svg:height="0.125cm" svg:x="9.671cm" svg:y="6.991cm" svg:viewBox="0 0 362 126" svg:d="M0 126c182-284 362 0 362 0">
              <text:p/>
            </draw:path>
            <draw:path draw:style-name="gr13" draw:text-style-name="P2" draw:layer="layout" svg:width="0.361cm" svg:height="0.125cm" svg:x="10.035cm" svg:y="7.119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7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7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8.051cm" svg:x2="11.047cm" svg:y2="8.051cm">
              <text:p/>
            </draw:line>
            <draw:line draw:style-name="gr2" draw:text-style-name="P1" draw:layer="layout" svg:x1="10.846cm" svg:y1="7.86cm" svg:x2="11.047cm" svg:y2="8.051cm">
              <text:p/>
            </draw:line>
            <draw:line draw:style-name="gr2" draw:text-style-name="P1" draw:layer="layout" svg:x1="10.846cm" svg:y1="8.242cm" svg:x2="11.047cm" svg:y2="8.051cm">
              <text:p/>
            </draw:line>
          </draw:g>
          <draw:g>
            <draw:line draw:style-name="gr2" draw:text-style-name="P1" draw:layer="layout" svg:x1="11.204cm" svg:y1="8.051cm" svg:x2="11.558cm" svg:y2="8.051cm">
              <text:p/>
            </draw:line>
            <draw:line draw:style-name="gr2" draw:text-style-name="P1" draw:layer="layout" svg:x1="11.003cm" svg:y1="7.86cm" svg:x2="11.204cm" svg:y2="8.051cm">
              <text:p/>
            </draw:line>
            <draw:line draw:style-name="gr2" draw:text-style-name="P1" draw:layer="layout" svg:x1="11.003cm" svg:y1="8.242cm" svg:x2="11.204cm" svg:y2="8.051cm">
              <text:p/>
            </draw:line>
          </draw:g>
        </draw:g>
        <draw:g>
          <draw:g>
            <draw:path draw:style-name="gr14" draw:text-style-name="P2" draw:layer="layout" svg:width="0.361cm" svg:height="0.125cm" svg:x="9.671cm" svg:y="7.925cm" svg:viewBox="0 0 362 126" svg:d="M0 126c182-284 362 0 362 0">
              <text:p/>
            </draw:path>
            <draw:path draw:style-name="gr15" draw:text-style-name="P2" draw:layer="layout" svg:width="0.361cm" svg:height="0.125cm" svg:x="10.035cm" svg:y="8.053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7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7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8.984cm" svg:x2="11.047cm" svg:y2="8.984cm">
              <text:p/>
            </draw:line>
            <draw:line draw:style-name="gr2" draw:text-style-name="P1" draw:layer="layout" svg:x1="10.846cm" svg:y1="8.793cm" svg:x2="11.047cm" svg:y2="8.984cm">
              <text:p/>
            </draw:line>
            <draw:line draw:style-name="gr2" draw:text-style-name="P1" draw:layer="layout" svg:x1="10.846cm" svg:y1="9.175cm" svg:x2="11.047cm" svg:y2="8.984cm">
              <text:p/>
            </draw:line>
          </draw:g>
          <draw:g>
            <draw:line draw:style-name="gr2" draw:text-style-name="P1" draw:layer="layout" svg:x1="11.204cm" svg:y1="8.984cm" svg:x2="11.558cm" svg:y2="8.984cm">
              <text:p/>
            </draw:line>
            <draw:line draw:style-name="gr2" draw:text-style-name="P1" draw:layer="layout" svg:x1="11.003cm" svg:y1="8.793cm" svg:x2="11.204cm" svg:y2="8.984cm">
              <text:p/>
            </draw:line>
            <draw:line draw:style-name="gr2" draw:text-style-name="P1" draw:layer="layout" svg:x1="11.003cm" svg:y1="9.175cm" svg:x2="11.204cm" svg:y2="8.984cm">
              <text:p/>
            </draw:line>
          </draw:g>
        </draw:g>
        <draw:g>
          <draw:g>
            <draw:path draw:style-name="gr16" draw:text-style-name="P2" draw:layer="layout" svg:width="0.361cm" svg:height="0.125cm" svg:x="9.671cm" svg:y="8.858cm" svg:viewBox="0 0 362 126" svg:d="M0 126c182-284 362 0 362 0">
              <text:p/>
            </draw:path>
            <draw:path draw:style-name="gr17" draw:text-style-name="P2" draw:layer="layout" svg:width="0.361cm" svg:height="0.125cm" svg:x="10.035cm" svg:y="8.986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8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8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9.918cm" svg:x2="11.047cm" svg:y2="9.918cm">
              <text:p/>
            </draw:line>
            <draw:line draw:style-name="gr2" draw:text-style-name="P1" draw:layer="layout" svg:x1="10.846cm" svg:y1="9.727cm" svg:x2="11.047cm" svg:y2="9.918cm">
              <text:p/>
            </draw:line>
            <draw:line draw:style-name="gr2" draw:text-style-name="P1" draw:layer="layout" svg:x1="10.846cm" svg:y1="10.109cm" svg:x2="11.047cm" svg:y2="9.918cm">
              <text:p/>
            </draw:line>
          </draw:g>
          <draw:g>
            <draw:line draw:style-name="gr2" draw:text-style-name="P1" draw:layer="layout" svg:x1="11.204cm" svg:y1="9.918cm" svg:x2="11.558cm" svg:y2="9.918cm">
              <text:p/>
            </draw:line>
            <draw:line draw:style-name="gr2" draw:text-style-name="P1" draw:layer="layout" svg:x1="11.003cm" svg:y1="9.727cm" svg:x2="11.204cm" svg:y2="9.918cm">
              <text:p/>
            </draw:line>
            <draw:line draw:style-name="gr2" draw:text-style-name="P1" draw:layer="layout" svg:x1="11.003cm" svg:y1="10.109cm" svg:x2="11.204cm" svg:y2="9.918cm">
              <text:p/>
            </draw:line>
          </draw:g>
        </draw:g>
        <draw:g>
          <draw:g>
            <draw:path draw:style-name="gr18" draw:text-style-name="P2" draw:layer="layout" svg:width="0.361cm" svg:height="0.125cm" svg:x="9.671cm" svg:y="9.792cm" svg:viewBox="0 0 362 126" svg:d="M0 126c182-284 362 0 362 0">
              <text:p/>
            </draw:path>
            <draw:path draw:style-name="gr19" draw:text-style-name="P2" draw:layer="layout" svg:width="0.361cm" svg:height="0.125cm" svg:x="10.035cm" svg:y="9.92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9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9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0.851cm" svg:x2="11.047cm" svg:y2="10.851cm">
              <text:p/>
            </draw:line>
            <draw:line draw:style-name="gr2" draw:text-style-name="P1" draw:layer="layout" svg:x1="10.846cm" svg:y1="10.66cm" svg:x2="11.047cm" svg:y2="10.851cm">
              <text:p/>
            </draw:line>
            <draw:line draw:style-name="gr2" draw:text-style-name="P1" draw:layer="layout" svg:x1="10.846cm" svg:y1="11.042cm" svg:x2="11.047cm" svg:y2="10.851cm">
              <text:p/>
            </draw:line>
          </draw:g>
          <draw:g>
            <draw:line draw:style-name="gr2" draw:text-style-name="P1" draw:layer="layout" svg:x1="11.204cm" svg:y1="10.851cm" svg:x2="11.558cm" svg:y2="10.851cm">
              <text:p/>
            </draw:line>
            <draw:line draw:style-name="gr2" draw:text-style-name="P1" draw:layer="layout" svg:x1="11.003cm" svg:y1="10.66cm" svg:x2="11.204cm" svg:y2="10.851cm">
              <text:p/>
            </draw:line>
            <draw:line draw:style-name="gr2" draw:text-style-name="P1" draw:layer="layout" svg:x1="11.003cm" svg:y1="11.042cm" svg:x2="11.204cm" svg:y2="10.851cm">
              <text:p/>
            </draw:line>
          </draw:g>
        </draw:g>
        <draw:g>
          <draw:g>
            <draw:path draw:style-name="gr20" draw:text-style-name="P2" draw:layer="layout" svg:width="0.361cm" svg:height="0.125cm" svg:x="9.671cm" svg:y="10.725cm" svg:viewBox="0 0 362 126" svg:d="M0 126c182-284 362 0 362 0">
              <text:p/>
            </draw:path>
            <draw:path draw:style-name="gr21" draw:text-style-name="P2" draw:layer="layout" svg:width="0.361cm" svg:height="0.125cm" svg:x="10.035cm" svg:y="10.853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0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0.7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3.413cm" svg:x2="11.047cm" svg:y2="13.413cm">
              <text:p/>
            </draw:line>
            <draw:line draw:style-name="gr2" draw:text-style-name="P1" draw:layer="layout" svg:x1="10.846cm" svg:y1="13.222cm" svg:x2="11.047cm" svg:y2="13.413cm">
              <text:p/>
            </draw:line>
            <draw:line draw:style-name="gr2" draw:text-style-name="P1" draw:layer="layout" svg:x1="10.846cm" svg:y1="13.604cm" svg:x2="11.047cm" svg:y2="13.413cm">
              <text:p/>
            </draw:line>
          </draw:g>
          <draw:g>
            <draw:line draw:style-name="gr2" draw:text-style-name="P1" draw:layer="layout" svg:x1="11.204cm" svg:y1="13.413cm" svg:x2="11.558cm" svg:y2="13.413cm">
              <text:p/>
            </draw:line>
            <draw:line draw:style-name="gr2" draw:text-style-name="P1" draw:layer="layout" svg:x1="11.003cm" svg:y1="13.222cm" svg:x2="11.204cm" svg:y2="13.413cm">
              <text:p/>
            </draw:line>
            <draw:line draw:style-name="gr2" draw:text-style-name="P1" draw:layer="layout" svg:x1="11.003cm" svg:y1="13.604cm" svg:x2="11.204cm" svg:y2="13.413cm">
              <text:p/>
            </draw:line>
          </draw:g>
        </draw:g>
        <draw:g>
          <draw:g>
            <draw:path draw:style-name="gr22" draw:text-style-name="P2" draw:layer="layout" svg:width="0.361cm" svg:height="0.125cm" svg:x="9.671cm" svg:y="13.287cm" svg:viewBox="0 0 362 126" svg:d="M0 126c182-284 362 0 362 0">
              <text:p/>
            </draw:path>
            <draw:path draw:style-name="gr23" draw:text-style-name="P2" draw:layer="layout" svg:width="0.361cm" svg:height="0.125cm" svg:x="10.035cm" svg:y="13.415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3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4.175cm" svg:x2="11.047cm" svg:y2="14.175cm">
              <text:p/>
            </draw:line>
            <draw:line draw:style-name="gr2" draw:text-style-name="P1" draw:layer="layout" svg:x1="10.846cm" svg:y1="13.984cm" svg:x2="11.047cm" svg:y2="14.175cm">
              <text:p/>
            </draw:line>
            <draw:line draw:style-name="gr2" draw:text-style-name="P1" draw:layer="layout" svg:x1="10.846cm" svg:y1="14.366cm" svg:x2="11.047cm" svg:y2="14.175cm">
              <text:p/>
            </draw:line>
          </draw:g>
          <draw:g>
            <draw:line draw:style-name="gr2" draw:text-style-name="P1" draw:layer="layout" svg:x1="11.204cm" svg:y1="14.175cm" svg:x2="11.558cm" svg:y2="14.175cm">
              <text:p/>
            </draw:line>
            <draw:line draw:style-name="gr2" draw:text-style-name="P1" draw:layer="layout" svg:x1="11.003cm" svg:y1="13.984cm" svg:x2="11.204cm" svg:y2="14.175cm">
              <text:p/>
            </draw:line>
            <draw:line draw:style-name="gr2" draw:text-style-name="P1" draw:layer="layout" svg:x1="11.003cm" svg:y1="14.366cm" svg:x2="11.204cm" svg:y2="14.175cm">
              <text:p/>
            </draw:line>
          </draw:g>
        </draw:g>
        <draw:g>
          <draw:g>
            <draw:path draw:style-name="gr24" draw:text-style-name="P2" draw:layer="layout" svg:width="0.361cm" svg:height="0.125cm" svg:x="9.671cm" svg:y="14.049cm" svg:viewBox="0 0 362 126" svg:d="M0 126c182-284 362 0 362 0">
              <text:p/>
            </draw:path>
            <draw:path draw:style-name="gr25" draw:text-style-name="P2" draw:layer="layout" svg:width="0.361cm" svg:height="0.125cm" svg:x="10.035cm" svg:y="14.177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4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4.937cm" svg:x2="11.047cm" svg:y2="14.937cm">
              <text:p/>
            </draw:line>
            <draw:line draw:style-name="gr2" draw:text-style-name="P1" draw:layer="layout" svg:x1="10.846cm" svg:y1="14.746cm" svg:x2="11.047cm" svg:y2="14.937cm">
              <text:p/>
            </draw:line>
            <draw:line draw:style-name="gr2" draw:text-style-name="P1" draw:layer="layout" svg:x1="10.846cm" svg:y1="15.128cm" svg:x2="11.047cm" svg:y2="14.937cm">
              <text:p/>
            </draw:line>
          </draw:g>
          <draw:g>
            <draw:line draw:style-name="gr2" draw:text-style-name="P1" draw:layer="layout" svg:x1="11.204cm" svg:y1="14.937cm" svg:x2="11.558cm" svg:y2="14.937cm">
              <text:p/>
            </draw:line>
            <draw:line draw:style-name="gr2" draw:text-style-name="P1" draw:layer="layout" svg:x1="11.003cm" svg:y1="14.746cm" svg:x2="11.204cm" svg:y2="14.937cm">
              <text:p/>
            </draw:line>
            <draw:line draw:style-name="gr2" draw:text-style-name="P1" draw:layer="layout" svg:x1="11.003cm" svg:y1="15.128cm" svg:x2="11.204cm" svg:y2="14.937cm">
              <text:p/>
            </draw:line>
          </draw:g>
        </draw:g>
        <draw:g>
          <draw:g>
            <draw:path draw:style-name="gr26" draw:text-style-name="P2" draw:layer="layout" svg:width="0.361cm" svg:height="0.125cm" svg:x="9.671cm" svg:y="14.811cm" svg:viewBox="0 0 362 126" svg:d="M0 126c182-284 362 0 362 0">
              <text:p/>
            </draw:path>
            <draw:path draw:style-name="gr27" draw:text-style-name="P2" draw:layer="layout" svg:width="0.361cm" svg:height="0.125cm" svg:x="10.035cm" svg:y="14.939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4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4.8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5.699cm" svg:x2="11.047cm" svg:y2="15.699cm">
              <text:p/>
            </draw:line>
            <draw:line draw:style-name="gr2" draw:text-style-name="P1" draw:layer="layout" svg:x1="10.846cm" svg:y1="15.508cm" svg:x2="11.047cm" svg:y2="15.699cm">
              <text:p/>
            </draw:line>
            <draw:line draw:style-name="gr2" draw:text-style-name="P1" draw:layer="layout" svg:x1="10.846cm" svg:y1="15.89cm" svg:x2="11.047cm" svg:y2="15.699cm">
              <text:p/>
            </draw:line>
          </draw:g>
          <draw:g>
            <draw:line draw:style-name="gr2" draw:text-style-name="P1" draw:layer="layout" svg:x1="11.204cm" svg:y1="15.699cm" svg:x2="11.558cm" svg:y2="15.699cm">
              <text:p/>
            </draw:line>
            <draw:line draw:style-name="gr2" draw:text-style-name="P1" draw:layer="layout" svg:x1="11.003cm" svg:y1="15.508cm" svg:x2="11.204cm" svg:y2="15.699cm">
              <text:p/>
            </draw:line>
            <draw:line draw:style-name="gr2" draw:text-style-name="P1" draw:layer="layout" svg:x1="11.003cm" svg:y1="15.89cm" svg:x2="11.204cm" svg:y2="15.699cm">
              <text:p/>
            </draw:line>
          </draw:g>
        </draw:g>
        <draw:g>
          <draw:g>
            <draw:path draw:style-name="gr28" draw:text-style-name="P2" draw:layer="layout" svg:width="0.361cm" svg:height="0.125cm" svg:x="9.671cm" svg:y="15.573cm" svg:viewBox="0 0 362 126" svg:d="M0 126c182-284 362 0 362 0">
              <text:p/>
            </draw:path>
            <draw:path draw:style-name="gr29" draw:text-style-name="P2" draw:layer="layout" svg:width="0.361cm" svg:height="0.125cm" svg:x="10.035cm" svg:y="15.701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5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5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6.461cm" svg:x2="11.047cm" svg:y2="16.461cm">
              <text:p/>
            </draw:line>
            <draw:line draw:style-name="gr2" draw:text-style-name="P1" draw:layer="layout" svg:x1="10.846cm" svg:y1="16.27cm" svg:x2="11.047cm" svg:y2="16.461cm">
              <text:p/>
            </draw:line>
            <draw:line draw:style-name="gr2" draw:text-style-name="P1" draw:layer="layout" svg:x1="10.846cm" svg:y1="16.652cm" svg:x2="11.047cm" svg:y2="16.461cm">
              <text:p/>
            </draw:line>
          </draw:g>
          <draw:g>
            <draw:line draw:style-name="gr2" draw:text-style-name="P1" draw:layer="layout" svg:x1="11.204cm" svg:y1="16.461cm" svg:x2="11.558cm" svg:y2="16.461cm">
              <text:p/>
            </draw:line>
            <draw:line draw:style-name="gr2" draw:text-style-name="P1" draw:layer="layout" svg:x1="11.003cm" svg:y1="16.27cm" svg:x2="11.204cm" svg:y2="16.461cm">
              <text:p/>
            </draw:line>
            <draw:line draw:style-name="gr2" draw:text-style-name="P1" draw:layer="layout" svg:x1="11.003cm" svg:y1="16.652cm" svg:x2="11.204cm" svg:y2="16.461cm">
              <text:p/>
            </draw:line>
          </draw:g>
        </draw:g>
        <draw:g>
          <draw:g>
            <draw:path draw:style-name="gr30" draw:text-style-name="P2" draw:layer="layout" svg:width="0.361cm" svg:height="0.125cm" svg:x="9.671cm" svg:y="16.335cm" svg:viewBox="0 0 362 126" svg:d="M0 126c182-284 362 0 362 0">
              <text:p/>
            </draw:path>
            <draw:path draw:style-name="gr31" draw:text-style-name="P2" draw:layer="layout" svg:width="0.361cm" svg:height="0.125cm" svg:x="10.035cm" svg:y="16.463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6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6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7.223cm" svg:x2="11.047cm" svg:y2="17.223cm">
              <text:p/>
            </draw:line>
            <draw:line draw:style-name="gr2" draw:text-style-name="P1" draw:layer="layout" svg:x1="10.846cm" svg:y1="17.032cm" svg:x2="11.047cm" svg:y2="17.223cm">
              <text:p/>
            </draw:line>
            <draw:line draw:style-name="gr2" draw:text-style-name="P1" draw:layer="layout" svg:x1="10.846cm" svg:y1="17.414cm" svg:x2="11.047cm" svg:y2="17.223cm">
              <text:p/>
            </draw:line>
          </draw:g>
          <draw:g>
            <draw:line draw:style-name="gr2" draw:text-style-name="P1" draw:layer="layout" svg:x1="11.204cm" svg:y1="17.223cm" svg:x2="11.558cm" svg:y2="17.223cm">
              <text:p/>
            </draw:line>
            <draw:line draw:style-name="gr2" draw:text-style-name="P1" draw:layer="layout" svg:x1="11.003cm" svg:y1="17.032cm" svg:x2="11.204cm" svg:y2="17.223cm">
              <text:p/>
            </draw:line>
            <draw:line draw:style-name="gr2" draw:text-style-name="P1" draw:layer="layout" svg:x1="11.003cm" svg:y1="17.414cm" svg:x2="11.204cm" svg:y2="17.223cm">
              <text:p/>
            </draw:line>
          </draw:g>
        </draw:g>
        <draw:g>
          <draw:g>
            <draw:path draw:style-name="gr32" draw:text-style-name="P2" draw:layer="layout" svg:width="0.361cm" svg:height="0.125cm" svg:x="9.671cm" svg:y="17.097cm" svg:viewBox="0 0 362 126" svg:d="M0 126c182-284 362 0 362 0">
              <text:p/>
            </draw:path>
            <draw:path draw:style-name="gr33" draw:text-style-name="P2" draw:layer="layout" svg:width="0.361cm" svg:height="0.125cm" svg:x="10.035cm" svg:y="17.225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7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7.1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7.985cm" svg:x2="11.047cm" svg:y2="17.985cm">
              <text:p/>
            </draw:line>
            <draw:line draw:style-name="gr2" draw:text-style-name="P1" draw:layer="layout" svg:x1="10.846cm" svg:y1="17.794cm" svg:x2="11.047cm" svg:y2="17.985cm">
              <text:p/>
            </draw:line>
            <draw:line draw:style-name="gr2" draw:text-style-name="P1" draw:layer="layout" svg:x1="10.846cm" svg:y1="18.176cm" svg:x2="11.047cm" svg:y2="17.985cm">
              <text:p/>
            </draw:line>
          </draw:g>
          <draw:g>
            <draw:line draw:style-name="gr2" draw:text-style-name="P1" draw:layer="layout" svg:x1="11.204cm" svg:y1="17.985cm" svg:x2="11.558cm" svg:y2="17.985cm">
              <text:p/>
            </draw:line>
            <draw:line draw:style-name="gr2" draw:text-style-name="P1" draw:layer="layout" svg:x1="11.003cm" svg:y1="17.794cm" svg:x2="11.204cm" svg:y2="17.985cm">
              <text:p/>
            </draw:line>
            <draw:line draw:style-name="gr2" draw:text-style-name="P1" draw:layer="layout" svg:x1="11.003cm" svg:y1="18.176cm" svg:x2="11.204cm" svg:y2="17.985cm">
              <text:p/>
            </draw:line>
          </draw:g>
        </draw:g>
        <draw:g>
          <draw:g>
            <draw:path draw:style-name="gr34" draw:text-style-name="P2" draw:layer="layout" svg:width="0.361cm" svg:height="0.125cm" svg:x="9.671cm" svg:y="17.859cm" svg:viewBox="0 0 362 126" svg:d="M0 126c182-284 362 0 362 0">
              <text:p/>
            </draw:path>
            <draw:path draw:style-name="gr35" draw:text-style-name="P2" draw:layer="layout" svg:width="0.361cm" svg:height="0.125cm" svg:x="10.035cm" svg:y="17.987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7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7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542cm" svg:y1="18.747cm" svg:x2="11.047cm" svg:y2="18.747cm">
              <text:p/>
            </draw:line>
            <draw:line draw:style-name="gr2" draw:text-style-name="P1" draw:layer="layout" svg:x1="10.846cm" svg:y1="18.556cm" svg:x2="11.047cm" svg:y2="18.747cm">
              <text:p/>
            </draw:line>
            <draw:line draw:style-name="gr2" draw:text-style-name="P1" draw:layer="layout" svg:x1="10.846cm" svg:y1="18.938cm" svg:x2="11.047cm" svg:y2="18.747cm">
              <text:p/>
            </draw:line>
          </draw:g>
          <draw:g>
            <draw:line draw:style-name="gr2" draw:text-style-name="P1" draw:layer="layout" svg:x1="11.204cm" svg:y1="18.747cm" svg:x2="11.558cm" svg:y2="18.747cm">
              <text:p/>
            </draw:line>
            <draw:line draw:style-name="gr2" draw:text-style-name="P1" draw:layer="layout" svg:x1="11.003cm" svg:y1="18.556cm" svg:x2="11.204cm" svg:y2="18.747cm">
              <text:p/>
            </draw:line>
            <draw:line draw:style-name="gr2" draw:text-style-name="P1" draw:layer="layout" svg:x1="11.003cm" svg:y1="18.938cm" svg:x2="11.204cm" svg:y2="18.747cm">
              <text:p/>
            </draw:line>
          </draw:g>
        </draw:g>
        <draw:g>
          <draw:g>
            <draw:path draw:style-name="gr36" draw:text-style-name="P2" draw:layer="layout" svg:width="0.361cm" svg:height="0.125cm" svg:x="9.671cm" svg:y="18.621cm" svg:viewBox="0 0 362 126" svg:d="M0 126c182-284 362 0 362 0">
              <text:p/>
            </draw:path>
            <draw:path draw:style-name="gr37" draw:text-style-name="P2" draw:layer="layout" svg:width="0.361cm" svg:height="0.125cm" svg:x="10.035cm" svg:y="18.749cm" svg:viewBox="0 0 362 126" svg:d="M0 0c182 284 362 0 362 0">
              <text:p/>
            </draw:path>
          </draw:g>
          <draw:custom-shape draw:style-name="gr7" draw:text-style-name="P1" draw:layer="layout" svg:width="0.144cm" svg:height="0.15cm" svg:x="9.525cm" svg:y="18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4cm" svg:height="0.15cm" svg:x="10.397cm" svg:y="18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8" draw:text-style-name="P1" draw:layer="layout" svg:x1="19.412cm" svg:y1="7.114cm" svg:x2="20.174cm" svg:y2="7.114cm">
            <text:p/>
          </draw:line>
          <draw:line draw:style-name="gr38" draw:text-style-name="P1" draw:layer="layout" svg:x1="22.06cm" svg:y1="7.114cm" svg:x2="21.298cm" svg:y2="7.114cm">
            <text:p/>
          </draw:line>
          <draw:line draw:style-name="gr39" draw:text-style-name="P1" draw:layer="layout" svg:x1="20.174cm" svg:y1="7.115cm" svg:x2="21.158cm" svg:y2="6.547cm">
            <text:p/>
          </draw:line>
        </draw:g>
        <draw:line draw:style-name="gr40" draw:text-style-name="P1" draw:layer="layout" svg:x1="11.546cm" svg:y1="7.118cm" svg:x2="19.42cm" svg:y2="7.118cm">
          <text:p/>
        </draw:line>
        <draw:frame draw:style-name="gr3" draw:layer="layout" svg:width="2.276cm" svg:height="0.399cm" svg:x="11.758cm" svg:y="6.842cm">
          <draw:text-box>
            <text:p>18AWG Red</text:p>
          </draw:text-box>
        </draw:frame>
        <draw:frame draw:style-name="gr41" draw:layer="layout" svg:width="1.603cm" svg:height="0.607cm" svg:x="20.279cm" svg:y="5.716cm">
          <draw:text-box>
            <text:p>Strobes</text:p>
          </draw:text-box>
        </draw:frame>
        <draw:line draw:style-name="gr42" draw:text-style-name="P1" draw:layer="layout" svg:x1="22.987cm" svg:y1="6.516cm" svg:x2="27.343cm" svg:y2="6.516cm">
          <text:p/>
        </draw:line>
        <draw:line draw:style-name="gr42" draw:text-style-name="P1" draw:layer="layout" svg:x1="22.987cm" svg:y1="7.716cm" svg:x2="27.418cm" svg:y2="7.716cm">
          <text:p/>
        </draw:line>
        <draw:line draw:style-name="gr40" draw:text-style-name="P1" draw:layer="layout" svg:x1="22.987cm" svg:y1="6.516cm" svg:x2="22.028cm" svg:y2="7.081cm">
          <text:p/>
        </draw:line>
        <draw:line draw:style-name="gr40" draw:text-style-name="P1" draw:layer="layout" svg:x1="22.987cm" svg:y1="7.709cm" svg:x2="22.028cm" svg:y2="7.171cm">
          <text:p/>
        </draw:line>
        <draw:frame draw:style-name="gr43" draw:layer="layout" svg:width="2.881cm" svg:height="0.607cm" svg:x="27.489cm" svg:y="6.229cm">
          <draw:text-box>
            <text:p>Left Wing Strobe</text:p>
          </draw:text-box>
        </draw:frame>
        <draw:frame draw:style-name="gr43" draw:layer="layout" svg:width="3.093cm" svg:height="0.607cm" svg:x="27.489cm" svg:y="7.404cm">
          <draw:text-box>
            <text:p>Right Wing Strobe</text:p>
          </draw:text-box>
        </draw:frame>
        <draw:frame draw:style-name="gr44" draw:layer="layout" svg:width="2.276cm" svg:height="0.963cm" svg:x="23.648cm" svg:y="6.019cm">
          <draw:text-box>
            <text:p>LIGHT4</text:p>
            <text:p>20AWG Red</text:p>
          </draw:text-box>
        </draw:frame>
        <draw:frame draw:style-name="gr44" draw:layer="layout" svg:width="2.276cm" svg:height="0.963cm" svg:x="23.648cm" svg:y="7.244cm">
          <draw:text-box>
            <text:p>LIGHT6</text:p>
            <text:p>20AWG Red</text:p>
          </draw:text-box>
        </draw:frame>
        <draw:frame draw:style-name="gr45" draw:layer="layout" svg:width="1.222cm" svg:height="0.963cm" svg:x="9.437cm" svg:y="6.284cm">
          <draw:text-box>
            <text:p>Strobe</text:p>
            <text:p>5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svg:stroke-color="#ffffff" draw:fill="solid" draw:fill-color="#ffffff" draw:fill-image-width="0cm" draw:fill-image-height="0cm"/>
      <style:text-properties style:font-name="Liberation Sans2" fo:font-family="'Liberation Sans'" style:font-style-name="Regular" style:font-family-generic="swiss" style:font-pitch="variable" fo:font-size="9pt"/>
    </style:style>
    <style:style style:name="Small_20_Unboxed_20_Text" style:display-name="Small Unboxed Text" style:family="graphic" style:parent-style-name="Unboxed_20_Text">
      <style:graphic-properties draw:fill="none" draw:fill-gradient-name="Gradient_20_3" draw:fill-hatch-name="Hatching_20_1" draw:fill-image-name="Bitmape_20_1"/>
      <style:text-properties fo:font-size="7pt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40.64cm" svg:height="25.4cm" svg:x="1.27cm" svg:y="1.27cm">
        <text:p/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4.13cm">
        <text:p text:style-name="MP1">Drawing #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4.765cm">
        <text:p text:style-name="MP1">Modified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5.4cm">
        <text:p text:style-name="MP1">Created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6.035cm">
        <text:p text:style-name="MP1">Drawn By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4.13cm">
        <text:p text:style-name="MP1">OVER-1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4.765cm">
        <text:p text:style-name="MP1"><text:date style:data-style-name="D4" text:date-value="2016-07-26">07/26/2016</text:date>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5.4cm">
        <text:p text:style-name="MP1"><text:date style:data-style-name="D4" text:date-value="2016-07-24" text:fixed="true">07/24/2016</text:date>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6.035cm">
        <text:p text:style-name="MP1">Art Zemon</text:p>
        <draw:enhanced-geometry svg:viewBox="0 0 21600 21600" draw:type="rectangle" draw:enhanced-path="M 0 0 L 21600 0 21600 21600 0 21600 0 0 Z N"/>
      </draw:custom-shape>
      <draw:custom-shape draw:style-name="Mgr3" draw:text-style-name="MP1" draw:layer="backgroundobjects" svg:width="15.24cm" svg:height="0.762cm" svg:x="26.67cm" svg:y="23.368cm">
        <text:p text:style-name="MP1">Bede BD-4C N114AC</text:p>
        <draw:enhanced-geometry svg:viewBox="0 0 21600 21600" draw:type="rectangle" draw:enhanced-path="M 0 0 L 21600 0 21600 21600 0 21600 0 0 Z N"/>
      </draw:custom-shape>
      <draw:custom-shape draw:style-name="Mgr4" draw:layer="backgroundobjects" svg:width="7.62cm" svg:height="2.54cm" svg:x="26.67cm" svg:y="24.13cm">
        <text:p>Overview &amp; Power Distribution</text:p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6T13:27:58.213315315</dc:date>
    <dc:creator>Art Zemon</dc:creator>
    <meta:editing-duration>PT2H33M48S</meta:editing-duration>
    <meta:editing-cycles>45</meta:editing-cycles>
    <meta:generator>LibreOffice/4.2.8.2$Linux_X86_64 LibreOffice_project/420m0$Build-2</meta:generator>
    <meta:printed-by>Art Zemon</meta:printed-by>
    <meta:print-date>2016-07-26T12:29:13.304696740</meta:print-date>
    <meta:document-statistic meta:object-count="285"/>
  </office:meta>
</office:document-meta>
</file>